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5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6" style:family="paragraph" style:parent-style-name="Standard">
      <style:text-properties officeooo:rsid="001d4a5d" officeooo:paragraph-rsid="001d4a5d"/>
    </style:style>
    <style:style style:name="P7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6272a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6272a4" loext:opacity="100%" style:font-name="Roboto Mono,monospace" fo:font-size="10.5pt" fo:font-weight="normal" officeooo:rsid="001d4a5d" officeooo:paragraph-rsid="001d4a5d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26262" loext:opacity="100%" fo:letter-spacing="normal" loext:padding="0cm" loext:border="none"/>
    </style:style>
    <style:style style:name="T3" style:family="text">
      <style:text-properties fo:color="#6272a4" loext:opacity="100%"/>
    </style:style>
    <style:style style:name="T4" style:family="text">
      <style:text-properties fo:color="#ff79c6" loext:opacity="100%"/>
    </style:style>
    <style:style style:name="T5" style:family="text">
      <style:text-properties fo:color="#50fa7b" loext:opacity="100%"/>
    </style:style>
    <style:style style:name="T6" style:family="text">
      <style:text-properties fo:color="#ffffff" loext:opacity="100%"/>
    </style:style>
    <style:style style:name="T7" style:family="text">
      <style:text-properties fo:color="#ffb86c" loext:opacity="100%"/>
    </style:style>
    <style:style style:name="T8" style:family="text">
      <style:text-properties fo:color="#bd93f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m of Even Numbers till N</text:p>
      <text:p text:style-name="P5">Send Feedback</text:p>
      <text:h text:style-name="P1" text:outline-level="4"><text:bookmark text:name="given-a-number-n-print-sum-of-all-even-numbers-from-1-to-n"/>Given a number N, print sum of all even numbers from 1 to N.</text:h>
      <text:h text:style-name="P2" text:outline-level="5"><text:bookmark text:name="input-format"/>Input Format :</text:h>
      <text:p text:style-name="P3"><text:span text:style-name="Source_20_Text"><text:span text:style-name="T1">Integer N</text:span></text:span></text:p>
      <text:h text:style-name="P2" text:outline-level="5"><text:bookmark text:name="output-format"/>Output Format :</text:h>
      <text:p text:style-name="P3"><text:span text:style-name="Source_20_Text"><text:span text:style-name="T1">Required Sum </text:span></text:span></text:p>
      <text:h text:style-name="P2" text:outline-level="5">Sample Input 1 :</text:h>
      <text:p text:style-name="P3"><text:span text:style-name="Source_20_Text"><text:span text:style-name="T2"><text:s/></text:span></text:span><text:span text:style-name="Source_20_Text"><text:span text:style-name="T1">6</text:span></text:span></text:p>
      <text:h text:style-name="P2" text:outline-level="5">Sample Output 1 :</text:h>
      <text:p text:style-name="P3"><text:span text:style-name="Source_20_Text"><text:span text:style-name="T1">12</text:span></text:span></text:p>
      <text:p text:style-name="Standard"/>
      <text:p text:style-name="Standard"/>
      <text:p text:style-name="P6">Answer:--</text:p>
      <text:p text:style-name="P6"/>
      <text:p text:style-name="P9">/*</text:p>
      <text:p text:style-name="P8">Pre-requisite to solve this problem:</text:p>
      <text:p text:style-name="P8">In this question, we have to find sum of all even numbers till n. To take sum of all the even numbers, we have to take a variable and initialize it to zero. Let us name this variable as sum. </text:p>
      <text:p text:style-name="P8">Following code is used to add 2 to sum variable and update it to the same sum variable:</text:p>
      <text:p text:style-name="P8">sum = sum + 2 </text:p>
      <text:p text:style-name="P8">Hint to solve this problem: We will have to loop on even numbers only and add the even numbers to the same sum variable, described above.</text:p>
      <text:p text:style-name="P7"><text:span text:style-name="T3">*/</text:span> </text:p>
      <text:p text:style-name="P11"/>
      <text:p text:style-name="P7"><text:span text:style-name="T4">import</text:span> <text:span text:style-name="T5">java</text:span><text:span text:style-name="T6">.</text:span><text:span text:style-name="T5">util</text:span><text:span text:style-name="T6">.</text:span><text:span text:style-name="T5">Scanner</text:span><text:span text:style-name="T6">;</text:span></text:p>
      <text:p text:style-name="P7"><text:span text:style-name="T4">public</text:span> <text:span text:style-name="T4">class</text:span> <text:span text:style-name="T5">Solution</text:span> <text:span text:style-name="T6">{</text:span></text:p>
      <text:p text:style-name="P11"/>
      <text:p text:style-name="P7"><text:span text:style-name="T4">public</text:span> <text:span text:style-name="T4">static</text:span> <text:span text:style-name="T7">void</text:span> <text:span text:style-name="T5">main</text:span><text:span text:style-name="T6">(</text:span><text:span text:style-name="T5">String</text:span><text:span text:style-name="T6">[]</text:span> <text:span text:style-name="T5">args</text:span><text:span text:style-name="T6">)</text:span> <text:span text:style-name="T6">{</text:span></text:p>
      <text:p text:style-name="P7"><text:span text:style-name="T5">Scanner</text:span> <text:span text:style-name="T5">sc</text:span> <text:span text:style-name="T6">=</text:span> <text:span text:style-name="T4">new</text:span> <text:span text:style-name="T5">Scanner</text:span><text:span text:style-name="T6">(</text:span><text:span text:style-name="T5">System</text:span><text:span text:style-name="T6">.</text:span><text:span text:style-name="T5">in</text:span><text:span text:style-name="T6">);</text:span></text:p>
      <text:p text:style-name="P7"><text:span text:style-name="T7">int</text:span> <text:span text:style-name="T5">n</text:span> <text:span text:style-name="T6">=</text:span> <text:span text:style-name="T5">sc</text:span><text:span text:style-name="T6">.</text:span><text:span text:style-name="T5">nextInt</text:span><text:span text:style-name="T6">();</text:span></text:p>
      <text:p text:style-name="P7"><text:span text:style-name="T7">int</text:span> <text:span text:style-name="T5">sum</text:span><text:span text:style-name="T6">=</text:span><text:span text:style-name="T8">0</text:span><text:span text:style-name="T6">,</text:span> <text:span text:style-name="T5">i</text:span><text:span text:style-name="T6">=</text:span><text:span text:style-name="T8">1</text:span><text:span text:style-name="T6">;</text:span></text:p>
      <text:p text:style-name="P7"><text:span text:style-name="T4">while</text:span><text:span text:style-name="T6">(</text:span><text:span text:style-name="T5">i</text:span><text:span text:style-name="T6">&lt;=</text:span><text:span text:style-name="T5">n</text:span><text:span text:style-name="T6">){</text:span></text:p>
      <text:p text:style-name="P7"><text:span text:style-name="T4">if</text:span><text:span text:style-name="T6">(</text:span><text:span text:style-name="T5">i</text:span><text:span text:style-name="T6">%</text:span><text:span text:style-name="T8">2</text:span><text:span text:style-name="T6">==</text:span><text:span text:style-name="T8">0</text:span><text:span text:style-name="T6">){</text:span></text:p>
      <text:p text:style-name="P7"><text:span text:style-name="T5">sum</text:span> <text:span text:style-name="T6">=</text:span> <text:span text:style-name="T5">sum</text:span><text:span text:style-name="T6">+</text:span><text:span text:style-name="T5">i</text:span><text:span text:style-name="T6">;</text:span></text:p>
      <text:p text:style-name="P10">}</text:p>
      <text:p text:style-name="P7"><text:span text:style-name="T5">i</text:span><text:span text:style-name="T6">++;</text:span></text:p>
      <text:p text:style-name="P10">}</text:p>
      <text:p text:style-name="P7"><text:span text:style-name="T5">System</text:span><text:span text:style-name="T6">.</text:span><text:span text:style-name="T5">out</text:span><text:span text:style-name="T6">.</text:span><text:span text:style-name="T5">println</text:span><text:span text:style-name="T6">(</text:span><text:span text:style-name="T5">sum</text:span><text:span text:style-name="T6">);</text:span></text:p>
      <text:p text:style-name="P11"/>
      <text:p text:style-name="P10">}</text:p>
      <text:p text:style-name="P11"/>
      <text:p text:style-name="P10"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48:59.660953476</meta:creation-date>
    <dc:date>2023-07-08T09:50:41.159875967</dc:date>
    <meta:editing-duration>PT1M43S</meta:editing-duration>
    <meta:editing-cycles>1</meta:editing-cycles>
    <meta:document-statistic meta:table-count="0" meta:image-count="0" meta:object-count="0" meta:page-count="1" meta:paragraph-count="34" meta:word-count="174" meta:character-count="893" meta:non-whitespace-character-count="748"/>
    <meta:generator>LibreOffice/7.3.7.2$Linux_X86_64 LibreOffice_project/30$Build-2</meta:generator>
  </office:meta>
</office:document-meta>
</file>